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6mm"/>
    </style:style>
    <style:style style:name="co2" style:family="table-column">
      <style:table-column-properties fo:break-before="auto" style:column-width="10.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7.22mm" svg:y="103.88mm">
            <loext:p/>
            <draw:object draw:notify-on-update-of-ranges="Sheet1.C14:Sheet1.C14 Sheet1.C15:Sheet1.C22 Sheet1.D14:Sheet1.D14 Sheet1.D15:Sheet1.D22 Sheet1.C14:Sheet1.C14 Sheet1.C15:Sheet1.C22 Sheet1.E14:Sheet1.E14 Sheet1.E15:Sheet1.E22 Sheet1.C14:Sheet1.C14 Sheet1.C15:Sheet1.C22 Sheet1.F14:Sheet1.F14 Sheet1.F15:Sheet1.F22 Sheet1.C14:Sheet1.C14 Sheet1.C15:Sheet1.C22 Sheet1.G14:Sheet1.G14 Sheet1.G15:Sheet1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5.22mm" svg:y="103.87mm">
            <loext:p/>
            <draw:object draw:notify-on-update-of-ranges="Sheet1.I14:Sheet1.I14 Sheet1.I15:Sheet1.I22 Sheet1.J14:Sheet1.J14 Sheet1.J15:Sheet1.J22 Sheet1.I14:Sheet1.I14 Sheet1.I15:Sheet1.I22 Sheet1.K14:Sheet1.K14 Sheet1.K15:Sheet1.K22 Sheet1.I14:Sheet1.I14 Sheet1.I15:Sheet1.I22 Sheet1.L14:Sheet1.L14 Sheet1.L15:Sheet1.L22 Sheet1.I14:Sheet1.I14 Sheet1.I15:Sheet1.I22 Sheet1.M14:Sheet1.M14 Sheet1.M15:Sheet1.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5.91mm" svg:y="198.68mm">
            <loext:p/>
            <draw:object draw:notify-on-update-of-ranges="Sheet1.I15:Sheet1.I22 Sheet1.K14:Sheet1.K14 Sheet1.K15:Sheet1.K22 Sheet1.I15:Sheet1.I22 Sheet1.L14:Sheet1.L14 Sheet1.L15:Sheet1.L22 Sheet1.I15:Sheet1.I22 Sheet1.M14:Sheet1.M14 Sheet1.M15:Sheet1.M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Samsung Galaxy S3</text:p>
          </table:table-cell>
          <table:covered-table-cell/>
          <table:table-cell office:value-type="string" calcext:value-type="string">
            <text:p>Samsung Galaxy S6</text:p>
          </table:table-cell>
          <table:table-cell/>
          <table:table-cell office:value-type="string" calcext:value-type="string">
            <text:p>Samsung Note 4</text:p>
          </table:table-cell>
          <table:table-cell/>
          <table:table-cell office:value-type="string" calcext:value-type="string">
            <text:p>Nexus 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G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4.101" calcext:value-type="float">
            <text:p>1004.101</text:p>
          </table:table-cell>
          <table:table-cell office:value-type="float" office:value="3" calcext:value-type="float">
            <text:p>3</text:p>
          </table:table-cell>
          <table:table-cell office:value-type="float" office:value="1004.344" calcext:value-type="float">
            <text:p>1004.344</text:p>
          </table:table-cell>
          <table:table-cell office:value-type="float" office:value="1" calcext:value-type="float">
            <text:p>1</text:p>
          </table:table-cell>
          <table:table-cell office:value-type="float" office:value="1004.402" calcext:value-type="float">
            <text:p>1004.402</text:p>
          </table:table-cell>
          <table:table-cell office:value-type="float" office:value="-1" calcext:value-type="float">
            <text:p>-1</text:p>
          </table:table-cell>
          <table:table-cell office:value-type="float" office:value="1007.477" calcext:value-type="float">
            <text:p>1007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3.856" calcext:value-type="float">
            <text:p>1003.856</text:p>
          </table:table-cell>
          <table:table-cell office:value-type="float" office:value="10" calcext:value-type="float">
            <text:p>10</text:p>
          </table:table-cell>
          <table:table-cell office:value-type="float" office:value="1003.831" calcext:value-type="float">
            <text:p>1003.831</text:p>
          </table:table-cell>
          <table:table-cell office:value-type="float" office:value="15" calcext:value-type="float">
            <text:p>15</text:p>
          </table:table-cell>
          <table:table-cell office:value-type="float" office:value="1004.008" calcext:value-type="float">
            <text:p>1004.008</text:p>
          </table:table-cell>
          <table:table-cell office:value-type="float" office:value="10" calcext:value-type="float">
            <text:p>10</text:p>
          </table:table-cell>
          <table:table-cell office:value-type="float" office:value="1007.002" calcext:value-type="float">
            <text:p>1007.0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2.457" calcext:value-type="float">
            <text:p>1002.457</text:p>
          </table:table-cell>
          <table:table-cell office:value-type="float" office:value="296" calcext:value-type="float">
            <text:p>296</text:p>
          </table:table-cell>
          <table:table-cell office:value-type="float" office:value="1002.432" calcext:value-type="float">
            <text:p>1002.432</text:p>
          </table:table-cell>
          <table:table-cell office:value-type="float" office:value="54" calcext:value-type="float">
            <text:p>54</text:p>
          </table:table-cell>
          <table:table-cell office:value-type="float" office:value="1002.678" calcext:value-type="float">
            <text:p>1002.678</text:p>
          </table:table-cell>
          <table:table-cell office:value-type="float" office:value="47" calcext:value-type="float">
            <text:p>47</text:p>
          </table:table-cell>
          <table:table-cell office:value-type="float" office:value="1005.66" calcext:value-type="float">
            <text:p>1005.6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1.745" calcext:value-type="float">
            <text:p>1001.745</text:p>
          </table:table-cell>
          <table:table-cell office:value-type="float" office:value="316" calcext:value-type="float">
            <text:p>316</text:p>
          </table:table-cell>
          <table:table-cell office:value-type="float" office:value="1001.857" calcext:value-type="float">
            <text:p>1001.857</text:p>
          </table:table-cell>
          <table:table-cell office:value-type="float" office:value="70" calcext:value-type="float">
            <text:p>70</text:p>
          </table:table-cell>
          <table:table-cell office:value-type="float" office:value="1001.983" calcext:value-type="float">
            <text:p>1001.983</text:p>
          </table:table-cell>
          <table:table-cell office:value-type="float" office:value="66" calcext:value-type="float">
            <text:p>66</text:p>
          </table:table-cell>
          <table:table-cell office:value-type="float" office:value="1004.892" calcext:value-type="float">
            <text:p>1004.89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0.972" calcext:value-type="float">
            <text:p>1000.972</text:p>
          </table:table-cell>
          <table:table-cell office:value-type="float" office:value="337" calcext:value-type="float">
            <text:p>337</text:p>
          </table:table-cell>
          <table:table-cell office:value-type="float" office:value="1000.934" calcext:value-type="float">
            <text:p>1000.934</text:p>
          </table:table-cell>
          <table:table-cell office:value-type="float" office:value="95" calcext:value-type="float">
            <text:p>95</text:p>
          </table:table-cell>
          <table:table-cell office:value-type="float" office:value="1001.116" calcext:value-type="float">
            <text:p>1001.116</text:p>
          </table:table-cell>
          <table:table-cell office:value-type="float" office:value="90" calcext:value-type="float">
            <text:p>90</text:p>
          </table:table-cell>
          <table:table-cell office:value-type="float" office:value="1004.098" calcext:value-type="float">
            <text:p>1004.0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356" calcext:value-type="float">
            <text:p>356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114" calcext:value-type="float">
            <text:p>114</text:p>
          </table:table-cell>
          <table:table-cell office:value-type="float" office:value="1000.425" calcext:value-type="float">
            <text:p>1000.425</text:p>
          </table:table-cell>
          <table:table-cell office:value-type="float" office:value="109" calcext:value-type="float">
            <text:p>109</text:p>
          </table:table-cell>
          <table:table-cell office:value-type="float" office:value="1003.326" calcext:value-type="float">
            <text:p>1003.326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9.446" calcext:value-type="float">
            <text:p>999.446</text:p>
          </table:table-cell>
          <table:table-cell office:value-type="float" office:value="131" calcext:value-type="float">
            <text:p>131</text:p>
          </table:table-cell>
          <table:table-cell office:value-type="float" office:value="999.476" calcext:value-type="float">
            <text:p>999.476</text:p>
          </table:table-cell>
          <table:table-cell office:value-type="float" office:value="136" calcext:value-type="float">
            <text:p>136</text:p>
          </table:table-cell>
          <table:table-cell office:value-type="float" office:value="999.633" calcext:value-type="float">
            <text:p>999.633</text:p>
          </table:table-cell>
          <table:table-cell office:value-type="float" office:value="131" calcext:value-type="float">
            <text:p>131</text:p>
          </table:table-cell>
          <table:table-cell office:value-type="float" office:value="1002.6" calcext:value-type="float">
            <text:p>1002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98.753" calcext:value-type="float">
            <text:p>998.753</text:p>
          </table:table-cell>
          <table:table-cell office:value-type="float" office:value="151" calcext:value-type="float">
            <text:p>151</text:p>
          </table:table-cell>
          <table:table-cell office:value-type="float" office:value="998.79" calcext:value-type="float">
            <text:p>998.79</text:p>
          </table:table-cell>
          <table:table-cell office:value-type="float" office:value="155" calcext:value-type="float">
            <text:p>155</text:p>
          </table:table-cell>
          <table:table-cell office:value-type="float" office:value="998.853" calcext:value-type="float">
            <text:p>998.853</text:p>
          </table:table-cell>
          <table:table-cell office:value-type="float" office:value="152" calcext:value-type="float">
            <text:p>152</text:p>
          </table:table-cell>
          <table:table-cell office:value-type="float" office:value="1001.909" calcext:value-type="float">
            <text:p>1001.909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" office:value-type="float" office:value="1004.101" calcext:value-type="float">
            <text:p>1004.101</text:p>
          </table:table-cell>
          <table:table-cell table:style-name="ce3" office:value-type="float" office:value="1004.344" calcext:value-type="float">
            <text:p>1004.344</text:p>
          </table:table-cell>
          <table:table-cell table:style-name="ce3" office:value-type="float" office:value="1004.402" calcext:value-type="float">
            <text:p>1004.402</text:p>
          </table:table-cell>
          <table:table-cell table:style-name="ce3" office:value-type="float" office:value="1007.477" calcext:value-type="float">
            <text:p>1007.47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" office:value-type="float" office:value="1003.856" calcext:value-type="float">
            <text:p>1003.856</text:p>
          </table:table-cell>
          <table:table-cell table:style-name="ce3" office:value-type="float" office:value="1003.831" calcext:value-type="float">
            <text:p>1003.831</text:p>
          </table:table-cell>
          <table:table-cell table:style-name="ce3" office:value-type="float" office:value="1004.008" calcext:value-type="float">
            <text:p>1004.008</text:p>
          </table:table-cell>
          <table:table-cell table:style-name="ce3" office:value-type="float" office:value="1007.002" calcext:value-type="float">
            <text:p>1007.00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1002.457" calcext:value-type="float">
            <text:p>1002.457</text:p>
          </table:table-cell>
          <table:table-cell table:style-name="ce3" office:value-type="float" office:value="1002.432" calcext:value-type="float">
            <text:p>1002.432</text:p>
          </table:table-cell>
          <table:table-cell table:style-name="ce3" office:value-type="float" office:value="1002.678" calcext:value-type="float">
            <text:p>1002.678</text:p>
          </table:table-cell>
          <table:table-cell table:style-name="ce3" office:value-type="float" office:value="1005.66" calcext:value-type="float">
            <text:p>1005.6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001.745" calcext:value-type="float">
            <text:p>1001.745</text:p>
          </table:table-cell>
          <table:table-cell table:style-name="ce3" office:value-type="float" office:value="1001.857" calcext:value-type="float">
            <text:p>1001.857</text:p>
          </table:table-cell>
          <table:table-cell table:style-name="ce3" office:value-type="float" office:value="1001.983" calcext:value-type="float">
            <text:p>1001.983</text:p>
          </table:table-cell>
          <table:table-cell table:style-name="ce3" office:value-type="float" office:value="1004.892" calcext:value-type="float">
            <text:p>1004.8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000.972" calcext:value-type="float">
            <text:p>1000.972</text:p>
          </table:table-cell>
          <table:table-cell table:style-name="ce3" office:value-type="float" office:value="1000.934" calcext:value-type="float">
            <text:p>1000.934</text:p>
          </table:table-cell>
          <table:table-cell table:style-name="ce3" office:value-type="float" office:value="1001.116" calcext:value-type="float">
            <text:p>1001.116</text:p>
          </table:table-cell>
          <table:table-cell table:style-name="ce3" office:value-type="float" office:value="1004.098" calcext:value-type="float">
            <text:p>1004.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00.271" calcext:value-type="float">
            <text:p>1000.271</text:p>
          </table:table-cell>
          <table:table-cell table:style-name="ce3" office:value-type="float" office:value="1000.425" calcext:value-type="float">
            <text:p>1000.425</text:p>
          </table:table-cell>
          <table:table-cell table:style-name="ce3" office:value-type="float" office:value="1003.326" calcext:value-type="float">
            <text:p>1003.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999.446" calcext:value-type="float">
            <text:p>999.446</text:p>
          </table:table-cell>
          <table:table-cell table:style-name="ce3" office:value-type="float" office:value="999.476" calcext:value-type="float">
            <text:p>999.476</text:p>
          </table:table-cell>
          <table:table-cell table:style-name="ce3" office:value-type="float" office:value="999.633" calcext:value-type="float">
            <text:p>999.633</text:p>
          </table:table-cell>
          <table:table-cell table:style-name="ce3" office:value-type="float" office:value="1002.6" calcext:value-type="float">
            <text:p>1002.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998.753" calcext:value-type="float">
            <text:p>998.753</text:p>
          </table:table-cell>
          <table:table-cell table:style-name="ce3" office:value-type="float" office:value="998.79" calcext:value-type="float">
            <text:p>998.790</text:p>
          </table:table-cell>
          <table:table-cell table:style-name="ce3" office:value-type="float" office:value="998.853" calcext:value-type="float">
            <text:p>998.853</text:p>
          </table:table-cell>
          <table:table-cell table:style-name="ce3" office:value-type="float" office:value="1001.909" calcext:value-type="float">
            <text:p>1001.9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10:32:57.67055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1-05T13:32:32.540692815</meta:creation-date>
    <dc:date>2017-11-07T11:26:53.108752168</dc:date>
    <dc:creator>Chris Lane</dc:creator>
    <meta:editing-duration>PT7M21S</meta:editing-duration>
    <meta:editing-cycles>3</meta:editing-cycles>
    <meta:generator>LibreOffice/5.4.2.2.0$Linux_X86_64 LibreOffice_project/40m0$Build-2</meta:generator>
    <meta:document-statistic meta:table-count="1" meta:cell-count="1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9cm" svg:y="0.315cm" chart:style-name="ch2">
          <text:p>Floor vs Change in Pressure</text:p>
        </chart:title>
        <chart:legend chart:legend-position="end" svg:x="10.79cm" svg:y="3.456cm" style:legend-expansion="high" chart:style-name="ch3"/>
        <chart:plot-area chart:style-name="ch4" table:cell-range-address="Sheet1.C14:Sheet1.G22" chart:data-source-has-labels="row" svg:x="1.328cm" svg:y="1.294cm" svg:width="9.142cm" svg:height="6.548cm">
          <chartooo:coordinate-region svg:x="2.863cm" svg:y="1.493cm" svg:width="7.21cm" svg:height="5.703cm"/>
          <chart:axis chart:dimension="x" chart:name="primary-x" chart:style-name="ch5">
            <chart:title svg:x="5.468cm" svg:y="8.023cm" chart:style-name="ch6">
              <text:p>Floor</text:p>
            </chart:title>
          </chart:axis>
          <chart:axis chart:dimension="y" chart:name="primary-y" chart:style-name="ch7">
            <chart:title svg:x="0.451cm" svg:y="5.775cm" chart:style-name="ch8">
              <text:p>Pressure/ (hPa)</text:p>
            </chart:title>
            <chart:grid chart:style-name="ch9" chart:class="major"/>
          </chart:axis>
          <chart:series chart:style-name="ch10" chart:values-cell-range-address="Sheet1.D15:Sheet1.D22" chart:label-cell-address="Sheet1.D14:Sheet1.D14" chart:class="chart:scatter">
            <chart:domain table:cell-range-address="Sheet1.C15:Sheet1.C22"/>
            <chart:data-point chart:repeated="8"/>
          </chart:series>
          <chart:series chart:style-name="ch11" chart:values-cell-range-address="Sheet1.E15:Sheet1.E22" chart:label-cell-address="Sheet1.E14:Sheet1.E14" chart:class="chart:scatter">
            <chart:data-point chart:repeated="8"/>
          </chart:series>
          <chart:series chart:style-name="ch12" chart:values-cell-range-address="Sheet1.F15:Sheet1.F22" chart:label-cell-address="Sheet1.F14:Sheet1.F14" chart:class="chart:scatter">
            <chart:data-point chart:repeated="8"/>
          </chart:series>
          <chart:series chart:style-name="ch13" chart:values-cell-range-address="Sheet1.G15:Sheet1.G22" chart:label-cell-address="Sheet1.G14:Sheet1.G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amsung Galaxy S3</text:p>
                <draw:g>
                  <svg:desc>Sheet1.D14:Sheet1.D14</svg:desc>
                </draw:g>
              </table:table-cell>
              <table:table-cell office:value-type="string">
                <text:p>Samsung Galaxy S6</text:p>
                <draw:g>
                  <svg:desc>Sheet1.E14:Sheet1.E14</svg:desc>
                </draw:g>
              </table:table-cell>
              <table:table-cell office:value-type="string">
                <text:p>Samsung Galaxy Note 4</text:p>
                <draw:g>
                  <svg:desc>Sheet1.F14:Sheet1.F14</svg:desc>
                </draw:g>
              </table:table-cell>
              <table:table-cell office:value-type="string">
                <text:p>Nexus 5X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5:Sheet1.C22</svg:desc>
                </draw:g>
              </table:table-cell>
              <table:table-cell office:value-type="float" office:value="1004.101">
                <text:p>1004.101</text:p>
                <draw:g>
                  <svg:desc>Sheet1.D15:Sheet1.D22</svg:desc>
                </draw:g>
              </table:table-cell>
              <table:table-cell office:value-type="float" office:value="1004.344">
                <text:p>1004.344</text:p>
                <draw:g>
                  <svg:desc>Sheet1.E15:Sheet1.E22</svg:desc>
                </draw:g>
              </table:table-cell>
              <table:table-cell office:value-type="float" office:value="1004.402">
                <text:p>1004.402</text:p>
                <draw:g>
                  <svg:desc>Sheet1.F15:Sheet1.F22</svg:desc>
                </draw:g>
              </table:table-cell>
              <table:table-cell office:value-type="float" office:value="1007.477">
                <text:p>1007.477</text:p>
                <draw:g>
                  <svg:desc>Sheet1.G15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3.856">
                <text:p>1003.856</text:p>
              </table:table-cell>
              <table:table-cell office:value-type="float" office:value="1003.831">
                <text:p>1003.831</text:p>
              </table:table-cell>
              <table:table-cell office:value-type="float" office:value="1004.008">
                <text:p>1004.008</text:p>
              </table:table-cell>
              <table:table-cell office:value-type="float" office:value="1007.002">
                <text:p>1007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2.457">
                <text:p>1002.457</text:p>
              </table:table-cell>
              <table:table-cell office:value-type="float" office:value="1002.432">
                <text:p>1002.432</text:p>
              </table:table-cell>
              <table:table-cell office:value-type="float" office:value="1002.678">
                <text:p>1002.678</text:p>
              </table:table-cell>
              <table:table-cell office:value-type="float" office:value="1005.66">
                <text:p>1005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01.745">
                <text:p>1001.745</text:p>
              </table:table-cell>
              <table:table-cell office:value-type="float" office:value="1001.857">
                <text:p>1001.857</text:p>
              </table:table-cell>
              <table:table-cell office:value-type="float" office:value="1001.983">
                <text:p>1001.983</text:p>
              </table:table-cell>
              <table:table-cell office:value-type="float" office:value="1004.892">
                <text:p>1004.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00.972">
                <text:p>1000.972</text:p>
              </table:table-cell>
              <table:table-cell office:value-type="float" office:value="1000.934">
                <text:p>1000.934</text:p>
              </table:table-cell>
              <table:table-cell office:value-type="float" office:value="1001.116">
                <text:p>1001.116</text:p>
              </table:table-cell>
              <table:table-cell office:value-type="float" office:value="1004.098">
                <text:p>1004.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425">
                <text:p>1000.425</text:p>
              </table:table-cell>
              <table:table-cell office:value-type="float" office:value="1003.326">
                <text:p>1003.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99.446">
                <text:p>999.446</text:p>
              </table:table-cell>
              <table:table-cell office:value-type="float" office:value="999.476">
                <text:p>999.476</text:p>
              </table:table-cell>
              <table:table-cell office:value-type="float" office:value="999.633">
                <text:p>999.633</text:p>
              </table:table-cell>
              <table:table-cell office:value-type="float" office:value="1002.6">
                <text:p>100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98.753">
                <text:p>998.753</text:p>
              </table:table-cell>
              <table:table-cell office:value-type="float" office:value="998.79">
                <text:p>998.79</text:p>
              </table:table-cell>
              <table:table-cell office:value-type="float" office:value="998.853">
                <text:p>998.853</text:p>
              </table:table-cell>
              <table:table-cell office:value-type="float" office:value="1001.909">
                <text:p>1001.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8cm" svg:y="0.315cm" chart:style-name="ch2">
          <text:p>Floor vs Change in Altitude</text:p>
        </chart:title>
        <chart:legend chart:legend-position="end" svg:x="10.79cm" svg:y="3.456cm" style:legend-expansion="high" chart:style-name="ch3"/>
        <chart:plot-area chart:style-name="ch4" table:cell-range-address="Sheet1.I14:Sheet1.M22" chart:data-source-has-labels="row" svg:x="1.328cm" svg:y="1.294cm" svg:width="9.142cm" svg:height="6.548cm">
          <chartooo:coordinate-region svg:x="2.087cm" svg:y="1.493cm" svg:width="8.099cm" svg:height="6.151cm"/>
          <chart:axis chart:dimension="x" chart:name="primary-x" chart:style-name="ch5">
            <chart:title svg:x="5.468cm" svg:y="8.023cm" chart:style-name="ch6">
              <text:p>Floor</text:p>
            </chart:title>
          </chart:axis>
          <chart:axis chart:dimension="y" chart:name="primary-y" chart:style-name="ch5">
            <chart:title svg:x="0.451cm" svg:y="5.401cm" chart:style-name="ch7">
              <text:p>Altitude (ft)</text:p>
            </chart:title>
            <chart:grid chart:style-name="ch8" chart:class="major"/>
          </chart:axis>
          <chart:series chart:style-name="ch9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10" chart:values-cell-range-address="Sheet1.K15:Sheet1.K22" chart:label-cell-address="Sheet1.K14:Sheet1.K14" chart:class="chart:scatter">
            <chart:data-point chart:repeated="8"/>
          </chart:series>
          <chart:series chart:style-name="ch11" chart:values-cell-range-address="Sheet1.L15:Sheet1.L22" chart:label-cell-address="Sheet1.L14:Sheet1.L14" chart:class="chart:scatter">
            <chart:data-point chart:repeated="8"/>
          </chart:series>
          <chart:series chart:style-name="ch12" chart:values-cell-range-address="Sheet1.M15:Sheet1.M22" chart:label-cell-address="Sheet1.M14:Sheet1.M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3</text:p>
                <draw:g>
                  <svg:desc>Sheet1.J14:Sheet1.J14</svg:desc>
                </draw:g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3">
                <text:p>3</text:p>
                <draw:g>
                  <svg:desc>Sheet1.J15:Sheet1.J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16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56">
                <text:p>356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8cm" svg:y="0.315cm" chart:style-name="ch2">
          <text:p>Floor vs Change in Altitude</text:p>
        </chart:title>
        <chart:subtitle svg:x="5.616cm" svg:y="1.294cm" chart:style-name="ch3">
          <text:p>Minus Samsung Galaxy S3</text:p>
        </chart:subtitle>
        <chart:legend chart:legend-position="end" svg:x="10.79cm" svg:y="3.704cm" style:legend-expansion="high" chart:style-name="ch4"/>
        <chart:plot-area chart:style-name="ch5" table:cell-range-address="Sheet1.I15:Sheet1.I22 Sheet1.K14:Sheet1.M22" chart:data-source-has-labels="row" svg:x="1.328cm" svg:y="2.131cm" svg:width="9.142cm" svg:height="5.711cm">
          <chartooo:coordinate-region svg:x="2.087cm" svg:y="2.33cm" svg:width="8.099cm" svg:height="5.314cm"/>
          <chart:axis chart:dimension="x" chart:name="primary-x" chart:style-name="ch6">
            <chart:title svg:x="5.468cm" svg:y="8.023cm" chart:style-name="ch7">
              <text:p>Floor</text:p>
            </chart:title>
          </chart:axis>
          <chart:axis chart:dimension="y" chart:name="primary-y" chart:style-name="ch6">
            <chart:title svg:x="0.451cm" svg:y="5.819cm" chart:style-name="ch8">
              <text:p>Altitude (ft)</text:p>
            </chart:title>
            <chart:grid chart:style-name="ch9" chart:class="major"/>
          </chart:axis>
          <chart:series chart:style-name="ch10" chart:values-cell-range-address="Sheet1.K15:Sheet1.K22" chart:label-cell-address="Sheet1.K14:Sheet1.K14" chart:class="chart:scatter">
            <chart:domain table:cell-range-address="Sheet1.I15:Sheet1.I22"/>
            <chart:data-point chart:repeated="8"/>
          </chart:series>
          <chart:series chart:style-name="ch11" chart:values-cell-range-address="Sheet1.L15:Sheet1.L22" chart:label-cell-address="Sheet1.L14:Sheet1.L14" chart:class="chart:scatter">
            <chart:data-point chart:repeated="8"/>
          </chart:series>
          <chart:series chart:style-name="ch12" chart:values-cell-range-address="Sheet1.M15:Sheet1.M22" chart:label-cell-address="Sheet1.M14:Sheet1.M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